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100000001051B739B7C59DAD69.gif" manifest:media-type="image/gif"/>
  <manifest:file-entry manifest:full-path="Pictures/100000010000000100000001CE742109FE69287F.gif" manifest:media-type="image/gif"/>
  <manifest:file-entry manifest:full-path="Pictures/1000000000000010000000103E44374FF7E016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Helvetica, sans-serif"/>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georgia" svg:font-family="georgia, serif"/>
  </office:font-face-decls>
  <office:automatic-styles>
    <style:style style:name="P1" style:family="paragraph" style:parent-style-name="Heading_20_1">
      <style:paragraph-properties fo:margin-left="0cm" fo:margin-right="0cm" fo:margin-top="0cm" fo:margin-bottom="0.247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1.25pt solid #8e8e8e"/>
      <style:text-properties fo:font-variant="normal" fo:text-transform="none" fo:color="#222222" loext:opacity="100%" style:font-name="Arial" fo:font-size="15.0500001907349pt" fo:letter-spacing="normal" fo:font-style="normal" fo:font-weight="normal"/>
    </style:style>
    <style:style style:name="P2" style:family="paragraph" style:parent-style-name="Heading_20_2">
      <style:paragraph-properties fo:line-height="120%" fo:text-align="start" style:justify-single-word="false" fo:orphans="2" fo:widows="2" fo:padding-left="0cm" fo:padding-right="0cm" fo:padding-top="0cm" fo:padding-bottom="0.049cm" fo:border-left="none" fo:border-right="none" fo:border-top="none" fo:border-bottom="0.06pt solid #8e8e8e"/>
      <style:text-properties fo:font-variant="normal" fo:text-transform="none" fo:color="#222222" loext:opacity="100%" style:font-name="Arial" fo:font-size="12.5pt" fo:letter-spacing="normal" fo:font-style="normal" fo:font-weight="bold"/>
    </style:style>
    <style:style style:name="P3" style:family="paragraph" style:parent-style-name="Text_20_body">
      <style:paragraph-properties fo:margin-left="0cm" fo:margin-right="0cm" fo:line-height="100%" fo:text-align="start" style:justify-single-word="false" fo:orphans="2" fo:widows="2" fo:text-indent="0cm" style:auto-text-indent="false"/>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loext:opacity="100%" fo:letter-spacing="normal"/>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7"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8"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9"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10"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11"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22222" loext:opacity="100%" style:font-name="georgia" fo:font-size="10pt" fo:letter-spacing="normal" fo:font-style="normal" fo:font-weight="normal"/>
    </style:style>
    <style:style style:name="P12" style:family="paragraph" style:parent-style-name="Text_20_body">
      <style:paragraph-properties fo:margin-top="0cm" fo:margin-bottom="0.247cm" style:contextual-spacing="false" fo:text-align="start" style:justify-single-word="false" fo:orphans="2" fo:widows="2"/>
    </style:style>
    <style:style style:name="P13" style:family="paragraph" style:parent-style-name="Text_20_body">
      <style:paragraph-properties fo:text-align="start" style:justify-single-word="false" fo:orphans="2" fo:widows="2"/>
    </style:style>
    <style:style style:name="P14" style:family="paragraph" style:parent-style-name="Text_20_body" style:list-style-name="L2">
      <style:paragraph-properties fo:margin-top="0cm" fo:margin-bottom="0.247cm" style:contextual-spacing="false" fo:text-align="start" style:justify-single-word="false" fo:orphans="2" fo:widows="2"/>
    </style:style>
    <style:style style:name="P15" style:family="paragraph" style:parent-style-name="Text_20_body" style:list-style-name="L3">
      <style:paragraph-properties fo:margin-top="0cm" fo:margin-bottom="0.247cm" style:contextual-spacing="false" fo:text-align="start" style:justify-single-word="false" fo:orphans="2" fo:widows="2"/>
    </style:style>
    <style:style style:name="P16" style:family="paragraph" style:parent-style-name="Text_20_body" style:list-style-name="L7">
      <style:paragraph-properties fo:margin-top="0cm" fo:margin-bottom="0.247cm" style:contextual-spacing="false" fo:text-align="start" style:justify-single-word="false" fo:orphans="2" fo:widows="2"/>
    </style:style>
    <style:style style:name="T1" style:family="text">
      <style:text-properties fo:font-variant="normal" fo:text-transform="none" fo:color="#222222" loext:opacity="100%" style:text-line-through-style="none" style:text-line-through-type="none" style:font-name="georgia" fo:font-size="10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22222" loext:opacity="100%" style:text-line-through-style="none" style:text-line-through-type="none" fo:letter-spacing="normal" style:text-underline-style="none" style:text-blinking="false" fo:background-color="transparent" loext:char-shading-value="0"/>
    </style:style>
    <style:style style:name="T3" style:family="text">
      <style:text-properties fo:font-variant="normal" fo:text-transform="none" fo:color="#222222" loext:opacity="100%" style:font-name="georgia" fo:font-size="10pt" fo:letter-spacing="normal" fo:font-style="normal" fo:font-weight="normal"/>
    </style:style>
    <style:style style:name="T4" style:family="text">
      <style:text-properties fo:font-variant="normal" fo:text-transform="none" fo:color="#222222" loext:opacity="100%" style:font-name="georgia" fo:font-size="10pt" fo:letter-spacing="normal" fo:font-style="normal" fo:font-weight="bold"/>
    </style:style>
    <style:style style:name="T5" style:family="text">
      <style:text-properties fo:font-variant="normal" fo:text-transform="none" fo:color="#8e8e8e" loext:opacity="100%" style:text-line-through-style="none" style:text-line-through-type="none" style:font-name="Arial1" fo:font-size="10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8e8e8e" loext:opacity="100%" style:text-line-through-style="none" style:text-line-through-type="none" style:font-name="Arial1" fo:font-size="10pt" fo:letter-spacing="normal" fo:font-style="normal" style:text-underline-style="none" fo:font-weight="bold" style:text-blinking="false" fo:background-color="transparent" loext:char-shading-value="0"/>
    </style:style>
    <style:style style:name="T7" style:family="text">
      <style:text-properties fo:font-variant="normal" fo:text-transform="none" fo:color="#8e8e8e" loext:opacity="100%" style:text-line-through-style="none" style:text-line-through-type="none" fo:letter-spacing="normal"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f-title"/>NATSPEC Library</text:h>
      <text:section text:style-name="Sect1" text:name="pf-src">
        <text:p text:style-name="P3"><text:bookmark text:name="pf-src-url"/><text:span text:style-name="T7"><draw:a xlink:type="simple" xlink:href="http://www.freesource.info/wiki/Lokalizacija/NATSPECDescription"><draw:frame draw:style-name="fr1" draw:name="Изображение1" text:anchor-type="as-char" svg:width="0.399cm" svg:height="0.399cm" draw:z-index="0"><draw:image xlink:href="Pictures/1000000000000010000000103E44374FF7E01685.png" xlink:type="simple" xlink:show="embed" xlink:actuate="onLoad" draw:mime-type="image/png"/></draw:frame></draw:a></text:span><text:bookmark text:name="pf-src-icon"/><text:a xlink:type="simple" xlink:href="http://www.freesource.info/wiki/Lokalizacija/NATSPECDescription" text:style-name="Internet_20_link" text:visited-style-name="Visited_20_Internet_20_Link"><text:span text:style-name="Strong_20_Emphasis"><text:span text:style-name="T6">freesource.info</text:span></text:span></text:a><text:a xlink:type="simple" xlink:href="http://www.freesource.info/wiki/Lokalizacija/NATSPECDescription" text:style-name="Internet_20_link" text:visited-style-name="Visited_20_Internet_20_Link"><text:span text:style-name="T5">/wiki/Lokalizacija/NATSPECDescription</text:span></text:a></text:p>
      </text:section>
      <text:section text:style-name="Sect1" text:name="pf-content">
        <text:p text:style-name="P4"><draw:frame draw:style-name="fr2" draw:name="Изображение2" text:anchor-type="as-char" svg:width="0.041cm" svg:height="0.041cm" draw:z-index="1"><draw:image xlink:href="Pictures/100000010000000100000001CE742109FE69287F.gif" xlink:type="simple" xlink:show="embed" xlink:actuate="onLoad" draw:mime-type="image/gif"/></draw:frame></text:p>
        <text:p text:style-name="P12"><text:bookmark text:name="p27329-1"/><text:span text:style-name="Emphasis"><text:span text:style-name="T3">It would be a help for us if someone with native English would bother to style this page</text:span></text:span></text:p>
        <text:p text:style-name="P13"/>
        <text:p text:style-name="P5"><text:bookmark text:name="p27329-2"/>NATSPEC library is intended to smooth national specificities in using of programs, to put it more exactly:</text:p>
        <text:p text:style-name="P13"/>
        <text:list xml:id="list1418698828" text:style-name="L1">
          <text:list-item>
            <text:p text:style-name="P6">to resolve in most cases the problems with charset;</text:p>
          </text:list-item>
          <text:list-item>
            <text:p text:style-name="P6">to provide various aids, which facilitate the programs localization.</text:p>
          </text:list-item>
        </text:list>
        <text:p text:style-name="P13"/>
        <text:p text:style-name="P12"><text:bookmark text:name="p27329-3"/><text:span text:style-name="Strong_20_Emphasis"><text:span text:style-name="T4">Pay attention, that the program is not capable of solving national and interethnic conflicts.</text:span></text:span></text:p>
        <text:p text:style-name="P13"/>
        <text:h text:style-name="P2" text:outline-level="2">The reasons for the appearance</text:h>
        <text:p text:style-name="P13"/>
        <text:p text:style-name="P5"><text:bookmark text:name="p27329-5"/>A Linux user, who really works with this system, runs into charset problems quite often: with either files content, or filenames. Users, except for those speaking Western European languages, are very often enforced to specify the encoding for content or name of the files, they deal with. It occurs at </text:p>
        <text:list xml:id="list3646468527" text:style-name="L2">
          <text:list-item>
            <text:p text:style-name="P7">mounting floppies, CD's and DVD's, flash disks and memory cards, brought hard disks and other kinds of removable media ;</text:p>
          </text:list-item>
          <text:list-item>
            <text:p text:style-name="P7">browsing and mounting network resources, available through SAMBA;</text:p>
          </text:list-item>
          <text:list-item>
            <text:p text:style-name="P7">burning optical discs (to create file system) with the help of mkisofs, growisofs commands, k3b programs, xcdroast and so forth;</text:p>
          </text:list-item>
          <text:list-item>
            <text:p text:style-name="P14"><text:span text:style-name="T3">texts reenconding, using feature of the mc (</text:span><text:span text:style-name="Emphasis"><text:span text:style-name="T3">Midnight Commander</text:span></text:span><text:span text:style-name="T3">) file manager.</text:span></text:p>
          </text:list-item>
        </text:list>
        <text:p text:style-name="P13"/>
        <text:p text:style-name="P5"><text:bookmark text:name="p27329-6"/>Moreover, there are huge amount of programs, which usage yells for specifying the charset, but they give no option to do so:</text:p>
        <text:list xml:id="list4276445071" text:style-name="L3">
          <text:list-item>
            <text:p text:style-name="P8">among ftp-servers and ftp-clients;</text:p>
          </text:list-item>
          <text:list-item>
            <text:p text:style-name="P8">among nfs-servers and when mounting nfs resources</text:p>
          </text:list-item>
          <text:list-item>
            <text:p text:style-name="P8">almost all file systems, used for OS installation;</text:p>
          </text:list-item>
          <text:list-item>
            <text:p text:style-name="P8">Rock Ridge file system on optical disks;</text:p>
          </text:list-item>
          <text:list-item>
            <text:p text:style-name="P15"><text:span text:style-name="T3">many multimedia players</text:span><text:span text:style-name="Emphasis"><text:span text:style-name="T3">, required to choose proper audiotrack and/or subtitles for video, or needing to parse ID3 tags made by dumb mp3 encoding software</text:span></text:span><text:span text:style-name="T3">.</text:span></text:p>
          </text:list-item>
        </text:list>
        <text:p text:style-name="P13"/>
        <text:p text:style-name="P5"><text:bookmark text:name="p27329-7"/>These problems are often left without solution, or are solved by private capacity, or are fixed with patches not entirely correct.</text:p>
        <text:p text:style-name="P13"/>
        <text:p text:style-name="P5"><text:bookmark text:name="p27329-8"/>It turns out, that the system is required to provide by some means the answers to following questions:</text:p>
        <text:list xml:id="list3662721258" text:style-name="L4">
          <text:list-item>
            <text:p text:style-name="P9"><text:soft-page-break/>what kind of charsets is using for file names in the system?</text:p>
          </text:list-item>
          <text:list-item>
            <text:p text:style-name="P9">what kind of charsets is using for the file content?</text:p>
          </text:list-item>
        </text:list>
        <text:p text:style-name="P13"/>
        <text:p text:style-name="P5"><text:bookmark text:name="p27329-9"/>One may often hear the opinion, that those questions have no general answers and essentially can't have, and thus it is neither possible nor required to look for answers to them.<text:line-break/>To a great extent, the problem is almost resolved (assuming we do not think about compatibility completely) by total system conversion ещ UTF-8 charset. Unfortunately even in this case, a number of problems would still arise (look UTF 8 Conversion Problems article)</text:p>
        <text:p text:style-name="P13"/>
        <text:p text:style-name="P12"><text:bookmark text:name="p27329-10"/><text:span text:style-name="T3">But nobody had repealed the compatibility questions and anyway the interaction </text:span><text:span text:style-name="Emphasis"><text:span text:style-name="T3">method</text:span></text:span><text:span text:style-name="T3"> with other operating systems (Windows, DOS, MAC) as well as with Unix-like operating systems must be settled and formulated. Especially it is important for the distribution building.</text:span></text:p>
        <text:p text:style-name="P13"/>
        <text:p text:style-name="P12"><text:bookmark text:name="p27329-11"/><text:span text:style-name="T3">After (perhaps fluent) reviewing sources of projects like WINE, Linux kernel, gettext, Ly X</text:span><text:a xlink:type="simple" xlink:href="http://freesource.info/wiki/Lokalizacija/LyX/edit?add=1&amp;" text:style-name="Internet_20_link" text:visited-style-name="Visited_20_Internet_20_Link"><text:span text:style-name="T1">?</text:span></text:a><text:span text:style-name="T3">, GLIBC, GLIB, mount, submount, cdrtools, zip, dia, beep, xmms, the requirements had been formulated and library had been implamented, which provides answers for charsets questions, and also has a set of auxiliary functions, claimed by many projects.</text:span></text:p>
        <text:h text:style-name="P2" text:outline-level="2">What it is needed for </text:h>
        <text:p text:style-name="P13"/>
        <text:p text:style-name="P5"><text:bookmark text:name="p27329-12"/>There are variety of programs, which are tightly working with charsets, but by objective circumstances they go their own way in charsets support. Just only mention mkisofs built-in support for reencoding, which using the nls, extracted from nobody knows what Linux kernel version.</text:p>
        <text:p text:style-name="P13"/>
        <text:p text:style-name="P5"><text:bookmark text:name="p27329-13"/>This project was created for solving most questions relate to text reencoding, outside of certain program. It enhances portability and allows certain project not to distract on writing yet another crutches for resolving general system problems.</text:p>
        <text:p text:style-name="P13"/>
        <text:p text:style-name="P5"><text:bookmark text:name="p27329-14"/>The library is not a silver bullet or heal-all, it is just a feature to inmprove data interoperability between different systems and to ease users and programmers life during current intermediate phase, when all the progressive mankind had stepped one feet into brave new UTF-8 world (no, this abbreviation doesn't belong to UFO or coffins).</text:p>
        <text:h text:style-name="P2" text:outline-level="2">How does it work</text:h>
        <text:p text:style-name="P13"/>
        <text:p text:style-name="P5"><text:bookmark text:name="p27329-15"/>LIBNATSPEC library defines such important concepts as </text:p>
        <text:p text:style-name="P13"/>
        <text:list xml:id="list4130491023" text:style-name="L5">
          <text:list-item>
            <text:p text:style-name="P10">locale file system charset (filename encoding)</text:p>
          </text:list-item>
          <text:list-item>
            <text:p text:style-name="P10">user locale</text:p>
          </text:list-item>
          <text:list-item>
            <text:p text:style-name="P10">system locale</text:p>
          </text:list-item>
          <text:list-item>
            <text:p text:style-name="P10">user locale charset</text:p>
          </text:list-item>
          <text:list-item>
            <text:p text:style-name="P10"><text:soft-page-break/>other operating systems' (WIN,DOS,MAC) charset and codepage for given locale. //This works correctly only if locales supported by LIBNATSPEC and GLIBC matches)</text:p>
          </text:list-item>
        </text:list>
        <text:p text:style-name="P13"/>
        <text:p text:style-name="P5"><text:bookmark text:name="p27329-16"/>and provides API for using them, as well as auxiliary functions, which allow:</text:p>
        <text:list xml:id="list3378886649" text:style-name="L6">
          <text:list-item>
            <text:p text:style-name="P11">to complete mounting parameters with charset specification with respect to file system type</text:p>
          </text:list-item>
          <text:list-item>
            <text:p text:style-name="P11">to convert text strings from one charset to another, with transliteration if it is necessary to display the text while user's locale does not allow to display all the used symbols.</text:p>
          </text:list-item>
        </text:list>
        <text:p text:style-name="P13"/>
        <text:p text:style-name="P5"><text:bookmark text:name="p27329-17"/>The design principle: All the information, obtained from library, if possible should depend on current locale.</text:p>
        <text:p text:style-name="P5">LIBNATSPEC only suggests default mounting charset. NOBODY REMOVES the possibility to specify a charset manually. Default value just becomes not iso-8859–1, but rather the one matching current locale.</text:p>
        <text:p text:style-name="P13"/>
        <text:p text:style-name="P12"><text:bookmark text:name="p27329-18"/><text:span text:style-name="Emphasis"><text:span text:style-name="T3">Basis for heuristic is a table, constructed with the following algorithm: By list of installed with glibc locales, main charset information located in locale, and program also, which obtains information about charsets accordance of different OS from WINE, static array is formed from, which used in library further for charset definition by locale and etc.</text:span></text:span></text:p>
        <text:p text:style-name="P13"/>
        <text:p text:style-name="P12"><text:bookmark text:name="p27329-19"/><text:span text:style-name="T3">The library is written with C language aiming at maximally possible portability. At this moment linking needs libc and libpopt libraries. The testing at other systems hasn't took place. It has been tested on different systems such as Free BSD</text:span><text:a xlink:type="simple" xlink:href="http://freesource.info/wiki/Lokalizacija/FreeBSD/edit?add=1&amp;" text:style-name="Internet_20_link" text:visited-style-name="Visited_20_Internet_20_Link"><text:span text:style-name="T1">?</text:span></text:a><text:span text:style-name="T3">, Sun OS</text:span><text:a xlink:type="simple" xlink:href="http://freesource.info/wiki/Lokalizacija/SunOS/edit?add=1&amp;" text:style-name="Internet_20_link" text:visited-style-name="Visited_20_Internet_20_Link"><text:span text:style-name="T1">?</text:span></text:a><text:span text:style-name="T3"> </text:span><text:span text:style-name="Strong_20_Emphasis"><text:span text:style-name="T4">perhaps Solaris?</text:span></text:span><text:span text:style-name="T3">, Mac OS X and a number of popular GNU/Linux distro's.<text:line-break/>There are interfaces for other languages:</text:span></text:p>
        <text:p text:style-name="P5">* python</text:p>
        <text:p text:style-name="P13"/>
        <text:p text:style-name="P5"><text:bookmark text:name="p27329-20"/>For using in scripts a console program is provided, which allows to query for parameters, detected by the library. For example:</text:p>
        <text:p text:style-name="P5">$ natspec -l – would show the system locale<text:line-break/>$ natspec -l – would show the charset used by filenames.<text:line-break/>$ natspec -i – output all available information</text:p>
        <text:p text:style-name="P12"><text:bookmark text:name="p27329-21"/><text:span text:style-name="Emphasis"><text:span text:style-name="T3">(Please, try it out and tell us your opinion about accuracy of determining situation at your machine)</text:span></text:span></text:p>
        <text:p text:style-name="P13"/>
        <text:p text:style-name="P12"><text:bookmark text:name="p27329-22"/><text:span text:style-name="Strong_20_Emphasis"><text:span text:style-name="T4">example is missed</text:span></text:span></text:p>
        <text:p text:style-name="P13"/>
        <text:p text:style-name="P12"><text:bookmark text:name="p27329-23"/><text:span text:style-name="T3">For ALT Linux and other Red Hat</text:span><text:a xlink:type="simple" xlink:href="http://freesource.info/wiki/Lokalizacija/RedHat/edit?add=1&amp;" text:style-name="Internet_20_link" text:visited-style-name="Visited_20_Internet_20_Link"><text:span text:style-name="T1">?</text:span></text:a><text:span text:style-name="T3"> descendants:<text:line-break/>There is a file /etc/sysconfig/i18n in system, in which, besides all, the system locale is set by LANG=locale string. For example, in my system, it is specified at this file: LANG=ru_RU.KOI8-R</text:span></text:p>
        <text:h text:style-name="P2" text:outline-level="2">Where to download and how to acquaint</text:h>
        <text:p text:style-name="P13"/>
        <text:p text:style-name="P5"><text:bookmark text:name="p27329-24"/>The library is available at</text:p>
        <text:list xml:id="list3167362924" text:style-name="L7">
          <text:list-item>
            <text:p text:style-name="P16"><text:span text:style-name="T2"><draw:a xlink:type="simple" xlink:href="http://sourceforge.net/projects/natspec" office:target-frame-name="_blank" xlink:show="new"><draw:frame draw:style-name="fr1" draw:name="Изображение3" text:anchor-type="as-char" svg:width="0.353cm" svg:height="0.353cm" draw:z-index="2"><draw:image xlink:href="Pictures/10000001000000100000001051B739B7C59DAD69.gif" xlink:type="simple" xlink:show="embed" xlink:actuate="onLoad" draw:mime-type="image/gif"/></draw:frame></draw:a></text:span><text:a xlink:type="simple" xlink:href="http://sourceforge.net/projects/natspec" office:target-frame-name="_blank" xlink:show="new" text:style-name="Internet_20_link" text:visited-style-name="Visited_20_Internet_20_Link"><text:span text:style-name="T1">http://sourceforge.net/projects/natspec</text:span></text:a></text:p>
          </text:list-item>
          <text:list-item>
            <text:p text:style-name="P16"><text:soft-page-break/><text:span text:style-name="T2"><draw:a xlink:type="simple" xlink:href="http://etersoft.ru/download/libnatspec" office:target-frame-name="_blank" xlink:show="new"><draw:frame draw:style-name="fr1" draw:name="Изображение4" text:anchor-type="as-char" svg:width="0.353cm" svg:height="0.353cm" draw:z-index="3"><draw:image xlink:href="Pictures/10000001000000100000001051B739B7C59DAD69.gif" xlink:type="simple" xlink:show="embed" xlink:actuate="onLoad" draw:mime-type="image/gif"/></draw:frame></draw:a></text:span><text:a xlink:type="simple" xlink:href="http://etersoft.ru/download/libnatspec" office:target-frame-name="_blank" xlink:show="new" text:style-name="Internet_20_link" text:visited-style-name="Visited_20_Internet_20_Link"><text:span text:style-name="T1">http://etersoft.ru/download/libnatspec</text:span></text:a></text:p>
          </text:list-item>
        </text:list>
        <text:p text:style-name="P12"><text:bookmark text:name="p27329-25"/><text:span text:style-name="T3">The library is available also at </text:span><text:span text:style-name="T1"><draw:a xlink:type="simple" xlink:href="http://sisyphus.ru/srpm/Sisyphus/libnatspec" office:target-frame-name="_blank" xlink:show="new"><draw:frame draw:style-name="fr1" draw:name="Изображение5" text:anchor-type="as-char" svg:width="0.353cm" svg:height="0.353cm" draw:z-index="4"><draw:image xlink:href="Pictures/10000001000000100000001051B739B7C59DAD69.gif" xlink:type="simple" xlink:show="embed" xlink:actuate="onLoad" draw:mime-type="image/gif"/></draw:frame></draw:a></text:span><text:a xlink:type="simple" xlink:href="http://sisyphus.ru/srpm/Sisyphus/libnatspec" office:target-frame-name="_blank" xlink:show="new" text:style-name="Internet_20_link" text:visited-style-name="Visited_20_Internet_20_Link">ALT Linux Sisyphus</text:a><text:span text:style-name="T3"> Sisyphus free package repository.</text:span></text:p>
        <text:p text:style-name="P13"/>
        <text:p text:style-name="P5"><text:bookmark text:name="p27329-26"/>With any questions you may refer to address specified at the project README file. I will be glad to help with preparing this library for your distribution.</text:p>
        <text:h text:style-name="P2" text:outline-level="2">How to use</text:h>
        <text:p text:style-name="P13"/>
        <text:p text:style-name="P5">Please contact with e-mail: lav@etersoft.ru</text:p>
        <text:p text:style-name="P13"/>
        <text:p text:style-name="P5"><text:bookmark text:name="p27329-27"/>Translator: Dmitry Kostrov</text:p>
      </text:section>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Helvetica, sans-serif"/>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georgia" svg:font-family="georgia,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9T23:31:42.251897770</meta:creation-date>
    <dc:date>2022-08-19T23:49:43.978287237</dc:date>
    <meta:editing-duration>PT7M51S</meta:editing-duration>
    <meta:editing-cycles>1</meta:editing-cycles>
    <meta:document-statistic meta:table-count="0" meta:image-count="5" meta:object-count="0" meta:page-count="4" meta:paragraph-count="61" meta:word-count="1076" meta:character-count="6749" meta:non-whitespace-character-count="5748"/>
    <meta:generator>LibreOffice/7.3.3.2$Linux_X86_64 LibreOffice_project/30$Build-2</meta:generator>
  </office:meta>
</office:document-meta>
</file>